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5a07" officeooo:paragraph-rsid="000d5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los Alejandro Gómez Campos - 00083521</text:p>
      <text:p text:style-name="P1"/>
      <text:p text:style-name="P1">1. Menciona conceptos importantes sobre TextView.</text:p>
      <text:p text:style-name="P1"/>
      <text:p text:style-name="P1">qq</text:p>
      <text:p text:style-name="P1"/>
      <text:p text:style-name="P1">2. Menciona conceptos importantes sobre ImageView.</text:p>
      <text:p text:style-name="P1"/>
      <text:p text:style-name="P1">qq</text:p>
      <text:p text:style-name="P1"/>
      <text:p text:style-name="P1">3. Indica el proceso a realizar para cambiar el icono de una aplicación.</text:p>
      <text:p text:style-name="P1"/>
      <text:p text:style-name="P1">qq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4:04:39.112896097</meta:creation-date>
    <dc:date>2023-03-15T14:08:17.640005261</dc:date>
    <meta:editing-duration>PT3M39S</meta:editing-duration>
    <meta:editing-cycles>1</meta:editing-cycles>
    <meta:document-statistic meta:table-count="0" meta:image-count="0" meta:object-count="0" meta:page-count="1" meta:paragraph-count="7" meta:word-count="34" meta:character-count="217" meta:non-whitespace-character-count="190"/>
    <meta:generator>LibreOffice/7.3.7.2$Linux_X86_64 LibreOffice_project/30$Build-2</meta:generator>
  </office:meta>
</office:document-meta>
</file>